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480a3" officeooo:paragraph-rsid="000480a3"/>
    </style:style>
    <style:style style:name="P2" style:family="paragraph" style:parent-style-name="Standard" style:list-style-name="L1">
      <style:text-properties officeooo:rsid="00065637" officeooo:paragraph-rsid="00065637"/>
    </style:style>
    <style:style style:name="P3" style:family="paragraph" style:parent-style-name="Standard" style:list-style-name="L1">
      <style:text-properties officeooo:rsid="00066041" officeooo:paragraph-rsid="00066041"/>
    </style:style>
    <style:style style:name="P4" style:family="paragraph" style:parent-style-name="Standard" style:list-style-name="L1">
      <style:text-properties officeooo:rsid="0007520d" officeooo:paragraph-rsid="0007520d"/>
    </style:style>
    <style:style style:name="T1" style:family="text">
      <style:text-properties officeooo:rsid="00065637"/>
    </style:style>
    <style:style style:name="T2" style:family="text">
      <style:text-properties officeooo:rsid="0007520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14047095" text:style-name="L1">
        <text:list-item>
          <text:p text:style-name="P1">Motivation</text:p>
          <text:list>
            <text:list-item>
              <text:p text:style-name="P1">Non-competes are common</text:p>
            </text:list-item>
            <text:list-item>
              <text:p text:style-name="P1">Tradeoff between knowledge spillovers and property rights</text:p>
            </text:list-item>
            <text:list-item>
              <text:p text:style-name="P1">Obama call to action 2016, many states considering weakening enforcement</text:p>
              <text:list>
                <text:list-item>
                  <text:p text:style-name="P1">A lot has to do with curtailing abuses: not informing workers before hiring process, low-wage workers with no intellectual property</text:p>
                </text:list-item>
                <text:list-item>
                  <text:p text:style-name="P1">But also some has to do with mimicking California to create a tech hub, e.g. Hawaii in 2015 stopped enforcing non-competes for any “technology” workers</text:p>
                </text:list-item>
              </text:list>
            </text:list-item>
          </text:list>
        </text:list-item>
        <text:list-item>
          <text:p text:style-name="P1">Existing work</text:p>
          <text:list>
            <text:list-item>
              <text:p text:style-name="P1">Empirical work</text:p>
              <text:list>
                <text:list-item>
                  <text:p text:style-name="P1">A good amount of work exploring the cross-section and even some natural experiments</text:p>
                </text:list-item>
                <text:list-item>
                  <text:p text:style-name="P1">But nothing can isolate a causal effect on the entire US economy, since we have no control for the entire US economy</text:p>
                </text:list-item>
                <text:list-item>
                  <text:p text:style-name="P1">Moreover, there is evidence for “brain drain” from enforcing to non-enforcing states, consistent with the “crowding out” interpretation of cross-sectional micro results that are out there</text:p>
                  <text:p text:style-name="P1"/>
                </text:list-item>
              </text:list>
            </text:list-item>
            <text:list-item>
              <text:p text:style-name="P1">Theoretical work</text:p>
              <text:list>
                <text:list-item>
                  <text:p text:style-name="P1">Some ad-hoc models, but nothing with stationary growth analysis for analyzing effect on growth rates</text:p>
                </text:list-item>
                <text:list-item>
                  <text:p text:style-name="P1">Further, much work deemphasizes creative destruction, leading to misleading Pareto efficiency results (e.g. Franco &amp; Filson 2006) </text:p>
                </text:list-item>
              </text:list>
            </text:list-item>
          </text:list>
        </text:list-item>
        <text:list-item>
          <text:p text:style-name="P1">My contribution – model, data</text:p>
          <text:list>
            <text:list-item>
              <text:p text:style-name="P1">Calibrate a structural model to the LEHD, Crunchbase and LinkedIn data (e.g. standard wage distribution moments, and match moments about rates of spinoffs by IP-holding employees</text:p>
            </text:list-item>
            <text:list-item>
              <text:p text:style-name="P1">Test the model by seeing if it <text:span text:style-name="T1">can reproduce some of the micro results (will need to have at least two regions, and potentially some geography, to do this)</text:span></text:p>
            </text:list-item>
          </text:list>
        </text:list-item>
        <text:list-item>
          <text:p text:style-name="P2">What I have so far:</text:p>
          <text:list>
            <text:list-item>
              <text:p text:style-name="P2">Model</text:p>
              <text:list>
                <text:list-item>
                  <text:p text:style-name="P2">Most minor extension of Klette &amp; Kortum 2004-type model that allows for non-competes</text:p>
                </text:list-item>
                <text:list-item>
                  <text:p text:style-name="P2">Sacrifices have to be made for tractability</text:p>
                </text:list-item>
                <text:list-item>
                  <text:p text:style-name="P2">Present the model </text:p>
                </text:list-item>
              </text:list>
            </text:list-item>
            <text:list-item>
              <text:p text:style-name="P2">Solving the model</text:p>
              <text:list>
                <text:list-item>
                  <text:p text:style-name="P2">In progress..</text:p>
                </text:list-item>
              </text:list>
            </text:list-item>
            <text:list-item>
              <text:p text:style-name="P2">Calibration</text:p>
              <text:list>
                <text:list-item>
                  <text:p text:style-name="P2">Will apply for Census data (LEHD, etc.)</text:p>
                </text:list-item>
                <text:list-item>
                  <text:p text:style-name="P2">Have access to entire Crunchbase dataset via API</text:p>
                  <text:list>
                    <text:list-item>
                      <text:p text:style-name="P2">Database on startups (and their top employees, including founders), investment firms, funding rounds</text:p>
                    </text:list-item>
                    <text:list-item>
                      <text:p text:style-name="P2">Representative? </text:p>
                    </text:list-item>
                  </text:list>
                </text:list-item>
                <text:list-item>
                  <text:p text:style-name="P2">Will attempt to gain access to more information about employees from LinkedIn</text:p>
                  <text:list>
                    <text:list-item>
                      <text:p text:style-name="P2">Need some way to identify in the data when someone has “learned” what they need to learn to start their startup from their previous employer; best way I’ve come with to do this is to say that this occurs when they were working in a similar capacity / with enough responsibility at the former employer. For this I need to know their job description or at least their title, which likely won’t be in the LEHD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Next step<text:span text:style-name="T2">s</text:span></text:p>
          <text:list>
            <text:list-item>
              <text:p text:style-name="P3"><text:soft-page-break/>Need to actually solve the model – necessary somewhat challenging because impossible really to avoid having 3 state variables, plus this is a “game” - agents affect each other more than just through prices. </text:p>
              <text:list>
                <text:list-item>
                  <text:p text:style-name="P3">Adding geography will be very challenging...need to see if anything like this is feasible.</text:p>
                  <text:p text:style-name="P3"/>
                </text:list-item>
              </text:list>
            </text:list-item>
            <text:list-item>
              <text:p text:style-name="P3">Adding more first-order mechanisms for non-competes to affect things</text:p>
            </text:list-item>
            <text:list-item>
              <text:p text:style-name="P3">Maybe better to specialize the model more to a particular industry? If I’m not modeling cross-industry spillovers, no reason not to do this.</text:p>
            </text:list-item>
            <text:list-item>
              <text:p text:style-name="P3">Adding geography </text:p>
              <text:list>
                <text:list-item>
                  <text:p text:style-name="P4">Will probably need this – prior is that this is important – once firms start to locate in low-enforcement regions, workers move here (tragedy of the commons) and “force” future firms to locate there</text:p>
                </text:list-item>
                <text:list-item>
                  <text:p text:style-name="P4">Independent tests of this mechanism? </text:p>
                </text:list-item>
                <text:list-item>
                  <text:p text:style-name="P4">Agglomeration is important </text:p>
                </text:list-item>
              </text:list>
            </text:list-item>
            <text:list-item>
              <text:p text:style-name="P4">Add possibility of knowledge spillovers that do not lead to creative destruction (i.e. application to other products) – important!</text:p>
            </text:list-item>
            <text:list-item>
              <text:p text:style-name="P4"/>
            </text:list-item>
            <text:list-item>
              <text:p text:style-name="P3">Data – any ideas on data to use?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2:41:12.895000000</meta:creation-date>
    <meta:editing-duration>PT19S</meta:editing-duration>
    <meta:editing-cycles>2</meta:editing-cycles>
    <meta:generator>LibreOffice/5.4.2.2$Windows_X86_64 LibreOffice_project/22b09f6418e8c2d508a9eaf86b2399209b0990f4</meta:generator>
    <dc:date>2017-10-22T12:41:25.985000000</dc:date>
    <meta:document-statistic meta:table-count="0" meta:image-count="0" meta:object-count="0" meta:page-count="2" meta:paragraph-count="43" meta:word-count="567" meta:character-count="3406" meta:non-whitespace-character-count="2909"/>
  </office:meta>
</office:document-meta>
</file>